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1" svg:font-family="'Gentium Basic'"/>
    <style:font-face style:name="Gentium Basic2" svg:font-family="'Gentium Basic'" style:font-adornments="Regular"/>
    <style:font-face style:name="Ubuntu1" svg:font-family="Ubuntu"/>
    <style:font-face style:name="Ubuntu2" svg:font-family="Ubuntu" style:font-adornments="Light"/>
    <style:font-face style:name="Droid Sans Fallback1" svg:font-family="'Droid Sans Fallback'" style:font-pitch="variable"/>
    <style:font-face style:name="FreeSans1" svg:font-family="FreeSans" style:font-pitch="variable"/>
    <style:font-face style:name="Gentium Basic" svg:font-family="'Gentium Basic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316cm" fo:min-width="0.066cm"/>
    </style:style>
    <style:style style:name="gr3" style:family="graphic" style:parent-style-name="objectwithoutfill">
      <style:graphic-properties svg:stroke-color="#000000" draw:marker-end="Arrow" draw:marker-end-width="0.4cm" draw:fill="none" draw:textarea-vertical-align="middle"/>
    </style:style>
    <style:style style:name="gr4" style:family="graphic" style:parent-style-name="objectwithoutfill">
      <style:graphic-properties svg:stroke-color="#0000ff" draw:marker-end="Arrow" draw:marker-end-width="0.4cm" draw:fill="none" draw:textarea-vertical-align="middle"/>
    </style:style>
    <style:style style:name="gr5" style:family="graphic" style:parent-style-name="objectwithoutfill">
      <style:graphic-properties draw:stroke="dash" draw:stroke-dash="tratti" svg:stroke-color="#0000ff" draw:fill="none" draw:textarea-vertical-align="middle"/>
    </style:style>
    <style:style style:name="gr6" style:family="graphic" style:parent-style-name="objectwithoutfill">
      <style:graphic-properties svg:stroke-color="#cc0000" draw:fill="none" draw:textarea-vertical-align="middle"/>
    </style:style>
    <style:style style:name="gr7" style:family="graphic" style:parent-style-name="standard">
      <style:graphic-properties svg:stroke-color="#006600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7cm" fo:min-width="0cm"/>
    </style:style>
    <style:style style:name="gr10" style:family="graphic" style:parent-style-name="standard">
      <style:graphic-properties draw:stroke="none" svg:stroke-color="#000000" draw:fill="none" fo:min-height="2.96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Gentium Basic" fo:font-size="36pt" style:font-size-asian="36pt" style:font-size-complex="36pt"/>
    </style:style>
    <style:style style:name="P4" style:family="paragraph">
      <loext:graphic-properties draw:fill="none" draw:fill-color="#ffffff"/>
      <style:text-properties fo:color="#006600" style:font-name="Gentium Basic" fo:font-size="32pt" style:font-size-asian="32pt" style:font-size-complex="32pt"/>
    </style:style>
    <style:style style:name="P5" style:family="paragraph">
      <loext:graphic-properties draw:fill="none"/>
      <style:text-properties fo:color="#0000ff" style:font-name="Gentium Basic" fo:font-size="36pt" style:font-size-asian="36pt" style:font-size-complex="36pt"/>
    </style:style>
    <style:style style:name="P6" style:family="paragraph">
      <loext:graphic-properties draw:fill="none" draw:fill-color="#ffffff"/>
      <style:text-properties fo:color="#cc0000" style:font-name="Gentium Basic" fo:font-size="36pt" style:font-size-asian="36pt" style:font-size-complex="36pt"/>
    </style:style>
    <style:style style:name="P7" style:family="paragraph">
      <loext:graphic-properties draw:fill-color="#ffffff"/>
    </style:style>
    <style:style style:name="T1" style:family="text">
      <style:text-properties style:font-name="Gentium Basic" fo:font-size="36pt" style:font-size-asian="36pt" style:font-size-complex="36pt"/>
    </style:style>
    <style:style style:name="T2" style:family="text">
      <style:text-properties fo:color="#006600" style:text-position="0% 100%" style:font-name="Gentium Basic" fo:font-size="32pt" style:font-size-asian="32pt" style:font-size-complex="32pt"/>
    </style:style>
    <style:style style:name="T3" style:family="text">
      <style:text-properties fo:color="#006600" style:text-position="sub 58%" style:font-name="Gentium Basic" fo:font-size="32pt" style:font-size-asian="32pt" style:font-size-complex="32pt"/>
    </style:style>
    <style:style style:name="T4" style:family="text">
      <style:text-properties fo:color="#0000ff" style:text-position="0% 100%" style:font-name="Gentium Basic" fo:font-size="36pt" style:font-size-asian="36pt" style:font-size-complex="36pt"/>
    </style:style>
    <style:style style:name="T5" style:family="text">
      <style:text-properties fo:color="#0000ff" style:text-position="sub 58%" style:font-name="Gentium Basic" fo:font-size="36pt" style:font-size-asian="36pt" style:font-size-complex="36pt"/>
    </style:style>
    <style:style style:name="T6" style:family="text">
      <style:text-properties style:font-name="Gentium Basic2" fo:font-size="36pt" style:font-name-asian="Gentium Basic2" style:font-size-asian="36pt" style:font-name-complex="Gentium Basic2" style:font-size-complex="36pt"/>
    </style:style>
    <style:style style:name="T7" style:family="text">
      <style:text-properties fo:color="#cc0000" style:font-name="Gentium Basic" fo:font-size="36pt" style:font-name-asian="Ubuntu2" style:font-size-asian="36pt" style:font-name-complex="Ubuntu2" style:font-size-complex="36pt"/>
    </style:style>
    <style:style style:name="T8" style:family="text">
      <style:text-properties fo:color="#cc0000" style:text-position="sub 58%" style:font-name="Gentium Basic" fo:font-size="36pt" style:font-name-asian="Ubuntu2" style:font-size-asian="36pt" style:font-name-complex="Ubuntu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11.109cm" svg:height="4.864cm" draw:transform="skewX (0.246615023306799) rotate (-1.05714592793297) translate (10.1000000123091cm 0.799999996632599cm)" svg:viewBox="0 0 11110 4865" svg:d="M0 0c6934 0 11110 4865 11110 4865">
          <text:p/>
        </draw:path>
        <draw:path draw:style-name="gr1" draw:text-style-name="P1" draw:layer="layout" svg:width="9.578cm" svg:height="4.158cm" draw:transform="skewX (-0.00593411945678073) rotate (-1.61722208489795) translate (16.5cm 1.6cm)" svg:viewBox="0 0 9579 4159" svg:d="M0 0c4810 1 9579 4159 9579 4159">
          <text:p/>
        </draw:path>
        <draw:custom-shape draw:style-name="gr2" draw:text-style-name="P2" draw:layer="layout" svg:width="0.8cm" svg:height="0.8cm" svg:x="11.5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301cm" svg:y="1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1cm" svg:y1="18cm" svg:x2="11.5cm" svg:y2="12cm">
          <text:p/>
        </draw:line>
        <draw:line draw:style-name="gr4" draw:text-style-name="P1" draw:layer="layout" svg:x1="12.3cm" svg:y1="11.3cm" svg:x2="20.7cm" svg:y2="7.6cm">
          <text:p/>
        </draw:line>
        <draw:path draw:style-name="gr1" draw:text-style-name="P1" draw:layer="layout" svg:width="12.465cm" svg:height="4.793cm" draw:transform="skewX (-0.0450294947014537) rotate (0.51417399763753) translate (12.5cm 13.6cm)" svg:viewBox="0 0 12466 4794" svg:d="M0 0c7694 1 12466 4794 12466 4794">
          <text:p/>
        </draw:path>
        <draw:line draw:style-name="gr5" draw:text-style-name="P1" draw:layer="layout" svg:x1="1.5cm" svg:y1="15.8cm" svg:x2="11.4cm" svg:y2="11.7cm">
          <text:p/>
        </draw:line>
        <draw:path draw:style-name="gr6" draw:text-style-name="P1" draw:layer="layout" svg:width="0.729cm" svg:height="0.804cm" draw:transform="rotate (-2.03453030904979) translate (8.42002417675227cm 13.7600898302727cm)" svg:viewBox="0 0 730 805" svg:d="M0 805c894 0 715-805 715-805">
          <text:p/>
        </draw:path>
        <draw:path draw:style-name="gr6" draw:text-style-name="P1" draw:layer="layout" svg:width="0.729cm" svg:height="0.804cm" draw:transform="rotate (-2.03453030904979) translate (8.82002417675227cm 13.5600898302727cm)" svg:viewBox="0 0 730 805" svg:d="M0 805c894 0 715-805 715-805">
          <text:p/>
        </draw:path>
        <draw:line draw:style-name="gr7" draw:text-style-name="P2" draw:layer="layout" svg:x1="12.2cm" svg:y1="12.1cm" svg:x2="13cm" svg:y2="13.2cm">
          <text:p/>
        </draw:line>
        <draw:frame draw:style-name="gr8" draw:text-style-name="P3" draw:layer="layout" svg:width="10cm" svg:height="7.616cm" svg:x="7.6cm" svg:y="15.4cm">
          <draw:text-box>
            <text:p><text:span text:style-name="T1">D+ decay length</text:span></text:p>
          </draw:text-box>
        </draw:frame>
        <draw:frame draw:style-name="gr9" draw:text-style-name="P4" draw:layer="layout" svg:width="2.4cm" svg:height="2.877cm" svg:x="12.6cm" svg:y="11.101cm">
          <draw:text-box>
            <text:p><text:span text:style-name="T2">d</text:span><text:span text:style-name="T3">K</text:span></text:p>
          </draw:text-box>
        </draw:frame>
        <draw:frame draw:style-name="gr10" draw:text-style-name="P5" draw:layer="layout" svg:width="2.395cm" svg:height="3.215cm" svg:x="20.805cm" svg:y="7.097cm">
          <draw:text-box>
            <text:p><text:span text:style-name="T4">p</text:span><text:span text:style-name="T5">D</text:span></text:p>
          </draw:text-box>
        </draw:frame>
        <draw:frame draw:style-name="gr9" draw:text-style-name="P3" draw:layer="layout" svg:width="2.4cm" svg:height="2.877cm" svg:x="23.5cm" svg:y="11.801cm">
          <draw:text-box>
            <text:p><text:span text:style-name="T1">K-</text:span></text:p>
          </draw:text-box>
        </draw:frame>
        <draw:frame draw:style-name="gr9" draw:text-style-name="P3" draw:layer="layout" svg:width="2.4cm" svg:height="2.877cm" svg:x="16.9cm" svg:y="1.102cm">
          <draw:text-box>
            <text:p><text:span text:style-name="T6">π</text:span><text:span text:style-name="T1">+</text:span></text:p>
          </draw:text-box>
        </draw:frame>
        <draw:frame draw:style-name="gr9" draw:text-style-name="P3" draw:layer="layout" svg:width="2.4cm" svg:height="2.877cm" svg:x="8.5cm" svg:y="0.803cm">
          <draw:text-box>
            <text:p><text:span text:style-name="T6">π</text:span><text:span text:style-name="T1">+</text:span></text:p>
          </draw:text-box>
        </draw:frame>
        <draw:frame draw:style-name="gr9" draw:text-style-name="P6" draw:layer="layout" svg:width="2.4cm" svg:height="2.877cm" svg:x="6.8cm" svg:y="10.8cm">
          <draw:text-box>
            <text:p><text:span text:style-name="T7">θ</text:span><text:span text:style-name="T8">p</text:span></text:p>
          </draw:text-box>
        </draw:frame>
        <draw:frame draw:style-name="gr9" draw:text-style-name="P3" draw:layer="layout" svg:width="2.4cm" svg:height="2.877cm" svg:x="9.394cm" svg:y="9.4cm">
          <draw:text-box>
            <text:p><text:span text:style-name="T1">SV</text:span></text:p>
          </draw:text-box>
        </draw:frame>
        <draw:frame draw:style-name="gr9" draw:text-style-name="P3" draw:layer="layout" svg:width="2.4cm" svg:height="2.877cm" svg:x="4.2cm" svg:y="18.2cm">
          <draw:text-box>
            <text:p><text:span text:style-name="T1">PV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1" svg:font-family="'Gentium Basic'"/>
    <style:font-face style:name="Gentium Basic2" svg:font-family="'Gentium Basic'" style:font-adornments="Regular"/>
    <style:font-face style:name="Ubuntu1" svg:font-family="Ubuntu"/>
    <style:font-face style:name="Ubuntu2" svg:font-family="Ubuntu" style:font-adornments="Light"/>
    <style:font-face style:name="Droid Sans Fallback1" svg:font-family="'Droid Sans Fallback'" style:font-pitch="variable"/>
    <style:font-face style:name="FreeSans1" svg:font-family="FreeSans" style:font-pitch="variable"/>
    <style:font-face style:name="Gentium Basic" svg:font-family="'Gentium Basic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tratti" draw:style="rect" draw:dots1="1" draw:dots1-length="0.5cm" draw:distance="0.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ff" draw:marker-start-width="0.2cm" draw:marker-start-center="false" draw:marker-end-width="0.2cm" draw:marker-end-center="false" draw:fill="solid" draw:fill-color="#0000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2:42:50.734084778</meta:creation-date>
    <dc:date>2016-05-18T14:43:15.032077183</dc:date>
    <meta:editing-duration>PT7M53S</meta:editing-duration>
    <meta:editing-cycles>5</meta:editing-cycles>
    <meta:generator>LibreOffice/5.0.5.2$Linux_X86_64 LibreOffice_project/00m0$Build-2</meta:generator>
    <meta:document-statistic meta:object-count="43"/>
  </office:meta>
</office:document-meta>
</file>